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1" style:family="text">
      <style:text-properties style:text-position="super 58%"/>
    </style:style>
    <style:style style:name="T2" style:family="text">
      <style:text-properties style:text-position="sub 58%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ome regular text.</text:p>
      <text:p text:style-name="Standard">A text with <text:span text:style-name="T1">superscript</text:span> and <text:span text:style-name="T2">subscript</text:span>.</text:p>
      <text:p text:style-name="Standard">Some pseudo formula: f<text:span text:style-name="T2">s</text:span><text:span text:style-name="T1">i</text:span>(t) := 2s t<text:span text:style-name="T1">2</text:span> - f<text:span text:style-name="T2">s</text:span><text:span text:style-name="T1">i-1</text:span>(t/2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4$Build-9134</meta:generator>
    <meta:initial-creator>Bernhard Haumacher</meta:initial-creator>
    <meta:creation-date>2007-05-24T23:05:40</meta:creation-date>
    <dc:creator>Bernhard Haumacher</dc:creator>
    <dc:date>2007-05-24T23:09:41</dc:date>
    <dc:language>de-DE</dc:language>
    <meta:editing-cycles>2</meta:editing-cycles>
    <meta:editing-duration>PT4M1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3" meta:word-count="20" meta:character-count="105"/>
  </office:meta>
</office:document-meta>
</file>